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6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5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59cm"/>
      <style:paragraph-properties style:writing-mode="lr-tb"/>
    </style:style>
    <style:style style:name="gr5" style:family="graphic" style:parent-style-name="standard">
      <style:graphic-properties svg:stroke-color="#eeeeee" draw:fill-color="#eeeeee" draw:textarea-horizontal-align="justify" draw:textarea-vertical-align="middle" draw:auto-grow-height="false" fo:min-height="0.75cm" fo:min-width="3.5cm"/>
      <style:paragraph-properties style:writing-mode="lr-tb"/>
    </style:style>
    <style:style style:name="gr6" style:family="graphic" style:parent-style-name="standard">
      <style:graphic-properties svg:stroke-color="#eeeeee" draw:fill-color="#eeeeee" draw:textarea-horizontal-align="justify" draw:textarea-vertical-align="middle" draw:auto-grow-height="false" fo:min-height="0.75cm" fo:min-width="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8.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26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673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0.3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9.478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cm" svg:height="6.5cm" svg:x="0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208cm" svg:height="0.962cm" svg:x="10cm" svg:y="0.338cm">
          <draw:text-box>
            <text:p text:style-name="P2"><text:span text:style-name="T1">Gestion des emprunts</text:span></text:p>
          </draw:text-box>
        </draw:frame>
        <draw:frame draw:style-name="gr2" draw:text-style-name="P3" draw:layer="layout" svg:width="7.318cm" svg:height="0.962cm" svg:x="10.233cm" svg:y="1.538cm">
          <draw:text-box>
            <text:p text:style-name="P2"><text:span text:style-name="T1">Création d’un emprunt</text:span></text:p>
          </draw:text-box>
        </draw:frame>
        <draw:frame draw:style-name="gr2" draw:text-style-name="P4" draw:layer="layout" svg:width="4.32cm" svg:height="0.962cm" svg:x="1.28cm" svg:y="2.538cm">
          <draw:text-box>
            <text:p>Titre du livre :</text:p>
          </draw:text-box>
        </draw:frame>
        <draw:frame draw:style-name="gr3" draw:text-style-name="P4" draw:layer="layout" svg:width="6.933cm" svg:height="1cm" svg:x="9.511cm" svg:y="2.5cm">
          <draw:text-box>
            <text:p>Nom de l’emprunteur :</text:p>
          </draw:text-box>
        </draw:frame>
        <draw:frame draw:style-name="gr4" draw:text-style-name="P4" draw:layer="layout" svg:width="5.212cm" svg:height="0.962cm" svg:x="17.488cm" svg:y="2.538cm">
          <draw:text-box>
            <text:p>Date d’emprunt :</text:p>
          </draw:text-box>
        </draw:frame>
        <draw:custom-shape draw:style-name="gr5" draw:text-style-name="P6" draw:layer="layout" svg:width="4cm" svg:height="1cm" svg:x="23.2cm" svg:y="3.5cm">
          <text:p text:style-name="P5">Enregistr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5cm" svg:height="1cm" svg:x="22cm" svg:y="0cm">
          <text:p text:style-name="P5">Ajouter un liv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0.7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7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2cm" svg:height="1cm" svg:x="17.5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69cm" svg:height="0.962cm" svg:x="1.68cm" svg:y="5cm">
          <draw:text-box>
            <text:p text:style-name="P2"><text:span text:style-name="T1">Id</text:span></text:p>
          </draw:text-box>
        </draw:frame>
        <draw:frame draw:style-name="gr2" draw:text-style-name="P3" draw:layer="layout" svg:width="1.865cm" svg:height="0.962cm" svg:x="6.469cm" svg:y="5cm">
          <draw:text-box>
            <text:p text:style-name="P2"><text:span text:style-name="T1">Titre</text:span></text:p>
          </draw:text-box>
        </draw:frame>
        <draw:frame draw:style-name="gr2" draw:text-style-name="P3" draw:layer="layout" svg:width="2.547cm" svg:height="0.962cm" svg:x="11.353cm" svg:y="5cm">
          <draw:text-box>
            <text:p text:style-name="P2"><text:span text:style-name="T1">Auteur</text:span></text:p>
          </draw:text-box>
        </draw:frame>
        <draw:frame draw:style-name="gr2" draw:text-style-name="P3" draw:layer="layout" svg:width="2.441cm" svg:height="0.962cm" svg:x="18.9cm" svg:y="5.038cm">
          <draw:text-box>
            <text:p text:style-name="P2"><text:span text:style-name="T1">Année</text:span></text:p>
          </draw:text-box>
        </draw:frame>
        <draw:frame draw:style-name="gr10" draw:text-style-name="P4" draw:layer="layout" svg:width="2.098cm" svg:height="0.962cm" svg:x="6.5cm" svg:y="6cm">
          <draw:text-box>
            <text:p>Titre1</text:p>
          </draw:text-box>
        </draw:frame>
        <draw:frame draw:style-name="gr2" draw:text-style-name="P4" draw:layer="layout" svg:width="0.853cm" svg:height="0.962cm" svg:x="1.68cm" svg:y="6.038cm">
          <draw:text-box>
            <text:p>1</text:p>
          </draw:text-box>
        </draw:frame>
        <draw:frame draw:style-name="gr2" draw:text-style-name="P4" draw:layer="layout" svg:width="1.979cm" svg:height="0.962cm" svg:x="11.353cm" svg:y="6.038cm">
          <draw:text-box>
            <text:p>Jules</text:p>
          </draw:text-box>
        </draw:frame>
        <draw:frame draw:style-name="gr2" draw:text-style-name="P4" draw:layer="layout" svg:width="1.907cm" svg:height="0.962cm" svg:x="18.921cm" svg:y="6cm">
          <draw:text-box>
            <text:p>2021</text:p>
          </draw:text-box>
        </draw:frame>
        <draw:frame draw:style-name="gr10" draw:text-style-name="P4" draw:layer="layout" svg:width="2.098cm" svg:height="0.962cm" svg:x="6.5cm" svg:y="6.8cm">
          <draw:text-box>
            <text:p>Titre1</text:p>
          </draw:text-box>
        </draw:frame>
        <draw:frame draw:style-name="gr2" draw:text-style-name="P4" draw:layer="layout" svg:width="0.853cm" svg:height="0.962cm" svg:x="1.68cm" svg:y="6.838cm">
          <draw:text-box>
            <text:p>2</text:p>
          </draw:text-box>
        </draw:frame>
        <draw:frame draw:style-name="gr2" draw:text-style-name="P4" draw:layer="layout" svg:width="1.979cm" svg:height="0.962cm" svg:x="11.353cm" svg:y="6.838cm">
          <draw:text-box>
            <text:p>Jules</text:p>
          </draw:text-box>
        </draw:frame>
        <draw:frame draw:style-name="gr2" draw:text-style-name="P4" draw:layer="layout" svg:width="1.907cm" svg:height="0.962cm" svg:x="18.921cm" svg:y="6.8cm">
          <draw:text-box>
            <text:p>2021</text:p>
          </draw:text-box>
        </draw:frame>
        <draw:frame draw:style-name="gr2" draw:text-style-name="P4" draw:layer="layout" svg:width="1.387cm" svg:height="0.962cm" svg:x="6.68cm" svg:y="2.539cm">
          <draw:text-box>
            <text:p>Id :</text:p>
          </draw:text-box>
        </draw:frame>
        <draw:custom-shape draw:style-name="gr11" draw:text-style-name="P1" draw:layer="layout" svg:width="1.7cm" svg:height="1cm" svg:x="6.5cm" svg:y="3.5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53cm" svg:height="0.962cm" svg:x="23.401cm" svg:y="5.038cm">
          <draw:text-box>
            <text:p text:style-name="P2"><text:span text:style-name="T1">Disponible</text:span></text:p>
          </draw:text-box>
        </draw:frame>
        <draw:frame draw:style-name="gr2" draw:text-style-name="P4" draw:layer="layout" svg:width="1.488cm" svg:height="0.962cm" svg:x="23.422cm" svg:y="6cm">
          <draw:text-box>
            <text:p>Oui</text:p>
          </draw:text-box>
        </draw:frame>
        <draw:frame draw:style-name="gr2" draw:text-style-name="P4" draw:layer="layout" svg:width="1.662cm" svg:height="0.962cm" svg:x="23.422cm" svg:y="6.8cm">
          <draw:text-box>
            <text:p>Non</text:p>
          </draw:text-box>
        </draw:frame>
        <draw:frame draw:style-name="gr2" draw:text-style-name="P3" draw:layer="layout" svg:width="5.061cm" svg:height="0.962cm" svg:x="0.68cm" svg:y="8.2cm">
          <draw:text-box>
            <text:p text:style-name="P2"><text:span text:style-name="T1">Id de l’emprunt</text:span></text:p>
          </draw:text-box>
        </draw:frame>
        <draw:frame draw:style-name="gr2" draw:text-style-name="P3" draw:layer="layout" svg:width="5.125cm" svg:height="0.962cm" svg:x="10.069cm" svg:y="8.2cm">
          <draw:text-box>
            <text:p text:style-name="P2"><text:span text:style-name="T1">Nom utilisateur</text:span></text:p>
          </draw:text-box>
        </draw:frame>
        <draw:frame draw:style-name="gr2" draw:text-style-name="P3" draw:layer="layout" svg:width="5.159cm" svg:height="0.962cm" svg:x="17.853cm" svg:y="8.3cm">
          <draw:text-box>
            <text:p text:style-name="P2"><text:span text:style-name="T1">Date d’emprunt</text:span></text:p>
          </draw:text-box>
        </draw:frame>
        <draw:frame draw:style-name="gr12" draw:text-style-name="P4" draw:layer="layout" svg:width="3.4cm" svg:height="0.962cm" svg:x="11.1cm" svg:y="9.2cm">
          <draw:text-box>
            <text:p>Toutane</text:p>
          </draw:text-box>
        </draw:frame>
        <draw:frame draw:style-name="gr2" draw:text-style-name="P4" draw:layer="layout" svg:width="0.853cm" svg:height="0.962cm" svg:x="2.18cm" svg:y="9.338cm">
          <draw:text-box>
            <text:p>1</text:p>
          </draw:text-box>
        </draw:frame>
        <draw:frame draw:style-name="gr2" draw:text-style-name="P4" draw:layer="layout" svg:width="3.669cm" svg:height="0.962cm" svg:x="17.853cm" svg:y="9.238cm">
          <draw:text-box>
            <text:p>15/06/2021</text:p>
          </draw:text-box>
        </draw:frame>
        <draw:frame draw:style-name="gr12" draw:text-style-name="P4" draw:layer="layout" svg:width="2.55cm" svg:height="0.962cm" svg:x="11.1cm" svg:y="10cm">
          <draw:text-box>
            <text:p>Claire</text:p>
          </draw:text-box>
        </draw:frame>
        <draw:frame draw:style-name="gr2" draw:text-style-name="P4" draw:layer="layout" svg:width="0.853cm" svg:height="0.962cm" svg:x="2.18cm" svg:y="10.138cm">
          <draw:text-box>
            <text:p>2</text:p>
          </draw:text-box>
        </draw:frame>
        <draw:frame draw:style-name="gr2" draw:text-style-name="P4" draw:layer="layout" svg:width="3.669cm" svg:height="0.962cm" svg:x="17.853cm" svg:y="10.038cm">
          <draw:text-box>
            <text:p>30/06/2021</text:p>
          </draw:text-box>
        </draw:frame>
        <draw:custom-shape draw:style-name="gr13" draw:text-style-name="P1" draw:layer="layout" svg:width="27cm" svg:height="3.4cm" svg:x="0.5cm" svg:y="11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17cm" svg:height="0.962cm" svg:x="8.5cm" svg:y="11.338cm">
          <draw:text-box>
            <text:p text:style-name="P2"><text:span text:style-name="T1">Ajout de la date de retour d’un livre</text:span></text:p>
          </draw:text-box>
        </draw:frame>
        <draw:frame draw:style-name="gr14" draw:text-style-name="P8" draw:layer="layout" svg:width="10.173cm" svg:height="0.962cm" svg:x="1.08cm" svg:y="12.439cm">
          <draw:text-box>
            <text:p text:style-name="P7"><text:span text:style-name="T2">Id de l’emprunt :</text:span></text:p>
          </draw:text-box>
        </draw:frame>
        <draw:frame draw:style-name="gr4" draw:text-style-name="P8" draw:layer="layout" svg:width="10cm" svg:height="0.962cm" svg:x="12.5cm" svg:y="12.439cm">
          <draw:text-box>
            <text:p text:style-name="P7"><text:span text:style-name="T2">Date de rendu :</text:span></text:p>
          </draw:text-box>
        </draw:frame>
        <draw:custom-shape draw:style-name="gr5" draw:text-style-name="P6" draw:layer="layout" svg:width="4cm" svg:height="1cm" svg:x="23.2cm" svg:y="13.401cm">
          <text:p text:style-name="P5">Enregistr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.88cm" svg:height="1cm" svg:x="1.12cm" svg:y="13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978cm" svg:height="1cm" svg:x="12.522cm" svg:y="13.40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3:08:51.244854284</meta:creation-date>
    <dc:date>2021-06-30T14:09:52.620643863</dc:date>
    <meta:editing-duration>PT1H43S</meta:editing-duration>
    <meta:editing-cycles>36</meta:editing-cycles>
    <meta:generator>LibreOffice/7.0.4.2$Linux_X86_64 LibreOffice_project/00$Build-2</meta:generator>
    <meta:document-statistic meta:object-count="67"/>
  </office:meta>
</office:document-meta>
</file>